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h!! What's this? What's that?!</text:p>
          </table:table-cell>
          <table:table-cell table:number-columns-repeated="1020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style-name="ce0"/>
          <table:table-cell table:style-name="ce0"/>
          <table:table-cell table:style-name="ce0" office:value-type="string">
            <text:p>That stew looks super-tasty————!!!!</text:p>
          </table:table-cell>
          <table:table-cell table:number-columns-repeated="1020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-Where do I start?!</text:p>
          </table:table-cell>
          <table:table-cell table:number-columns-repeated="1020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wo, control yourselves...! *munch*</text:p>
          </table:table-cell>
          <table:table-cell table:number-columns-repeated="1020"/>
        </table:table-row>
        <table:table-row>
          <table:table-cell table:style-name="ce0" office:value-type="string">
            <text:p>ふむ、これは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is superb.</text:p>
          </table:table-cell>
          <table:table-cell table:number-columns-repeated="1020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style-name="ce0"/>
          <table:table-cell table:style-name="ce0"/>
          <table:table-cell table:style-name="ce0" office:value-type="string">
            <text:p>This is a cuisine that I've never experienced
anywhere else before. It has a peculiar, yet
sublime flavor.</text:p>
          </table:table-cell>
          <table:table-cell table:number-columns-repeated="1020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style-name="ce0"/>
          <table:table-cell table:style-name="ce0"/>
          <table:table-cell table:style-name="ce0" office:value-type="string">
            <text:p>It serves to remind me that we're truly
in another world.</text:p>
          </table:table-cell>
          <table:table-cell table:number-columns-repeated="1020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mmm———... I'm gonna cry...☆ *nom*...</text:p>
          </table:table-cell>
          <table:table-cell table:number-columns-repeated="1020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! Reguma-kun, try this juice! It's
totally sweet and delicious!!</text:p>
          </table:table-cell>
          <table:table-cell table:number-columns-repeated="1020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vibrant color it has. I wonder what
kind of fruit it's made from.</text:p>
          </table:table-cell>
          <table:table-cell table:number-columns-repeated="1020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style-name="ce0"/>
          <table:table-cell table:style-name="ce0"/>
          <table:table-cell table:style-name="ce0" office:value-type="string">
            <text:p>But I must decline, as I hate sweet things.</text:p>
          </table:table-cell>
          <table:table-cell table:number-columns-repeated="1020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it's not just sweet! It has this
amazing kind of umami taste, seriously!!</text:p>
          </table:table-cell>
          <table:table-cell table:number-columns-repeated="1020"/>
        </table:table-row>
        <table:table-row>
          <table:table-cell table:style-name="ce0" office:value-type="string">
            <text:p>それよりスープが欲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rather just have soup.</text:p>
          </table:table-cell>
          <table:table-cell table:number-columns-repeated="1020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ez, no need to be so fussy—! C'mon,
open up! Here!</text:p>
          </table:table-cell>
          <table:table-cell table:number-columns-repeated="1020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—, Hamuko! Wh-Wh-What are you
doing!! That's your glass!!</text:p>
          </table:table-cell>
          <table:table-cell table:number-columns-repeated="1020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Well, yeah, but... I don't really mind,
so it's fine, right?</text:p>
          </table:table-cell>
          <table:table-cell table:number-columns-repeated="1020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style-name="ce0"/>
          <table:table-cell table:style-name="ce0"/>
          <table:table-cell table:style-name="ce0" office:value-type="string">
            <text:p>Anyway, Reguma-kun! Drink up—!
I'm telling you, it's so tasty!!</text:p>
          </table:table-cell>
          <table:table-cell table:number-columns-repeated="1020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! Stop, stop!! Stop right there!!!</text:p>
          </table:table-cell>
          <table:table-cell table:number-columns-repeated="1020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style-name="ce0"/>
          <table:table-cell table:style-name="ce0"/>
          <table:table-cell table:style-name="ce0" office:value-type="string">
            <text:p>I-I'll go and get a clean glass!!!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what's got your panties in a
twist?</text:p>
          </table:table-cell>
          <table:table-cell table:number-columns-repeated="1020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 can't take it!! This grub is too good!!</text:p>
          </table:table-cell>
          <table:table-cell table:number-columns-repeated="1020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style-name="ce0"/>
          <table:table-cell table:style-name="ce0"/>
          <table:table-cell table:style-name="ce0" office:value-type="string">
            <text:p>And the soup and the juice are both great!!
I can't hold back anymore～!!</text:p>
          </table:table-cell>
          <table:table-cell table:number-columns-repeated="1020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thing in moderation, Akizora. You'll
make yourself sick.</text:p>
          </table:table-cell>
          <table:table-cell table:number-columns-repeated="1020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cool, it's cool!! I'm still young!!</text:p>
          </table:table-cell>
          <table:table-cell table:number-columns-repeated="1020"/>
        </table:table-row>
        <table:table-row>
          <table:table-cell table:style-name="ce0" office:value-type="string">
            <text:p>んぶっ！！　こ、これ辛っ！！</text:p>
          </table:table-cell>
          <table:table-cell table:style-name="ce0"/>
          <table:table-cell table:style-name="ce0"/>
          <table:table-cell table:style-name="ce0" office:value-type="string">
            <text:p>Mmgh!! S-Spicy!!</text:p>
          </table:table-cell>
          <table:table-cell table:number-columns-repeated="1020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style-name="ce0"/>
          <table:table-cell table:style-name="ce0"/>
          <table:table-cell table:style-name="ce0" office:value-type="string">
            <text:p>Water! Water!! *glug glug glug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